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7.08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7.497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30300">
            <text:p>30300</text:p>
          </table:table-cell>
          <table:table-cell office:value-type="string">
            <text:p>&lt;/interval&gt;</text:p>
          </table:table-cell>
          <table:table-cell office:value-type="float" office:value="30300">
            <text:p>30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37000">
            <text:p>3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れど一つの疑問 選択肢なんて無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れどひとつのぎもんせんたくしなんてな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43700">
            <text:p>43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完成された解答 紅い紅い×が付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んせいされたこたえあかいあかいばつがつ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50400">
            <text:p>50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脆弱なその数式 五分に引き裂き合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ぜいじゃくなそのこころごぶにひきさきあ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56700">
            <text:p>56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創られたその四肢を 等しく月に返そ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くられたそのししをひとしくつきにかえそ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49600">
            <text:p>49600</text:p>
          </table:table-cell>
          <table:table-cell office:value-type="string">
            <text:p>&lt;/interval&gt;</text:p>
          </table:table-cell>
          <table:table-cell office:value-type="float" office:value="106300">
            <text:p>106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111300">
            <text:p>11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ホントウに ホントウ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ほんとうにほんとう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5050">
            <text:p>5050</text:p>
          </table:table-cell>
          <table:table-cell office:value-type="string">
            <text:p>&lt;/interval&gt;</text:p>
          </table:table-cell>
          <table:table-cell office:value-type="float" office:value="116350">
            <text:p>1163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ホントウを 求め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ほんとうをもとめ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5050">
            <text:p>5050</text:p>
          </table:table-cell>
          <table:table-cell office:value-type="string">
            <text:p>&lt;/interval&gt;</text:p>
          </table:table-cell>
          <table:table-cell office:value-type="float" office:value="121400">
            <text:p>121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盗んだ おもちゃ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ぬすんだおもちゃ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126400">
            <text:p>126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笑って 壊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らってこわ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7600">
            <text:p>7600</text:p>
          </table:table-cell>
          <table:table-cell office:value-type="string">
            <text:p>&lt;/interval&gt;</text:p>
          </table:table-cell>
          <table:table-cell office:value-type="float" office:value="134000">
            <text:p>13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誰もいない おりの中 きみ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れもいないおりのなかきみ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6260">
            <text:p>6260</text:p>
          </table:table-cell>
          <table:table-cell office:value-type="string">
            <text:p>&lt;/interval&gt;</text:p>
          </table:table-cell>
          <table:table-cell office:value-type="float" office:value="140260">
            <text:p>14026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びしくないよと ささやい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びしくないよとささやい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6640">
            <text:p>6640</text:p>
          </table:table-cell>
          <table:table-cell office:value-type="string">
            <text:p>&lt;/interval&gt;</text:p>
          </table:table-cell>
          <table:table-cell office:value-type="float" office:value="146900">
            <text:p>146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繰り返される理論 明かす鍵も持てず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くりかえされるろじっくあかすかぎももてず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6800">
            <text:p>6800</text:p>
          </table:table-cell>
          <table:table-cell office:value-type="string">
            <text:p>&lt;/interval&gt;</text:p>
          </table:table-cell>
          <table:table-cell office:value-type="float" office:value="153700">
            <text:p>153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＞＜で＝を求めてい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いなりしょうなりでいこーるをもとめてい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6600">
            <text:p>6600</text:p>
          </table:table-cell>
          <table:table-cell office:value-type="string">
            <text:p>&lt;/interval&gt;</text:p>
          </table:table-cell>
          <table:table-cell office:value-type="float" office:value="160300">
            <text:p>160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蒼い月のため息 本当は知ってい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おいつきのためいきほんとうはしってい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6900">
            <text:p>6900</text:p>
          </table:table-cell>
          <table:table-cell office:value-type="string">
            <text:p>&lt;/interval&gt;</text:p>
          </table:table-cell>
          <table:table-cell office:value-type="float" office:value="167200">
            <text:p>167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開幕されたフォルス 零と壱の物語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いまくされたふぉるすぜろといちのものがたり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28900">
            <text:p>28900</text:p>
          </table:table-cell>
          <table:table-cell office:value-type="string">
            <text:p>&lt;/interval&gt;</text:p>
          </table:table-cell>
          <table:table-cell office:value-type="float" office:value="196100">
            <text:p>196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201100">
            <text:p>201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ウソツキ ウソツ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そつきうそつ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206100">
            <text:p>206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ウソコト 重ね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そことかさね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211200">
            <text:p>211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綺麗な ニンギョ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れいなにんぎょ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216200">
            <text:p>216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はらわた 抉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はらわたえぐ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7600">
            <text:p>7600</text:p>
          </table:table-cell>
          <table:table-cell office:value-type="string">
            <text:p>&lt;/interval&gt;</text:p>
          </table:table-cell>
          <table:table-cell office:value-type="float" office:value="223800">
            <text:p>223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誰もいない 塔の上 きみ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れもいないとうのうえきみ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230050">
            <text:p>230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よくやったねと なでてくれ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よくやったねとなでてくれ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6750">
            <text:p>6750</text:p>
          </table:table-cell>
          <table:table-cell office:value-type="string">
            <text:p>&lt;/interval&gt;</text:p>
          </table:table-cell>
          <table:table-cell office:value-type="float" office:value="236800">
            <text:p>236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突きつけられた問いの 解は罪と幻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きつけられたといのかいはつみとまぼろし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243500">
            <text:p>243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瞳から魅せられた 終わりの無いトラジェディ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とみからみせられたおわりのないとらじぇでぃ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250200">
            <text:p>250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穢れないきみのため なにができるのだろう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けがれないきみのためなにができるのだろう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256200">
            <text:p>256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尽きぬ欲望の果て ぼくは∞に手を伸ばす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きぬよくぼうのはてぼくはそらにてをのばす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56100">
            <text:p>56100</text:p>
          </table:table-cell>
          <table:table-cell office:value-type="string">
            <text:p>&lt;/interval&gt;</text:p>
          </table:table-cell>
          <table:table-cell office:value-type="float" office:value="312300">
            <text:p>312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319000">
            <text:p>319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お月様見てくれ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つきさまみてくれ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325700">
            <text:p>325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お月様見てくれ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つきさまみてくれ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9600">
            <text:p>9600</text:p>
          </table:table-cell>
          <table:table-cell office:value-type="string">
            <text:p>&lt;/interval&gt;</text:p>
          </table:table-cell>
          <table:table-cell office:value-type="float" office:value="335300">
            <text:p>335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お月様見てくれ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つきさまみてくれる?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2011/10/15</text:date>, <text:time>04:0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3:14:00.42</meta:creation-date>
    <dc:date>2011-10-15T04:05:25.91</dc:date>
    <meta:editing-duration>PT1H27M31S</meta:editing-duration>
    <meta:editing-cycles>3</meta:editing-cycles>
    <meta:generator>LibreOffice/3.3$Win32 LibreOffice_project/330m19$Build-202</meta:generator>
    <meta:document-statistic meta:table-count="3" meta:cell-count="316" meta:object-count="0"/>
  </office:meta>
</office:document-meta>
</file>